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3E38703CF4D4CC3.png" manifest:media-type="image/png"/>
  <manifest:file-entry manifest:full-path="Pictures/10000000000007800000043842D24613F5DDF1A7.png" manifest:media-type="image/png"/>
  <manifest:file-entry manifest:full-path="Pictures/1000000000000780000004382B8835C5E4D8D878.png" manifest:media-type="image/png"/>
  <manifest:file-entry manifest:full-path="Pictures/100000000000078000000438F7E0F81E719F3497.png" manifest:media-type="image/png"/>
  <manifest:file-entry manifest:full-path="Pictures/100000000000078000000438B158F5EB30D6CC67.png" manifest:media-type="image/png"/>
  <manifest:file-entry manifest:full-path="Pictures/10000000000007800000043886838FDB50870A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7.858cm, 4.9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8.516cm, 1.3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20.228cm, 3.7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8.516cm, 3.2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7.534cm, 17.4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4.576cm, 9.5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1" text:anchor-type="char" svg:x="0.623cm" svg:y="0.023cm" svg:width="15.635cm" svg:height="11.335cm" draw:z-index="0"><draw:image xlink:href="Pictures/100000000000078000000438D3E38703CF4D4CC3.png" xlink:type="simple" xlink:show="embed" xlink:actuate="onLoad" draw:mime-type="image/png"/></draw:frame></text:p>
      <text:p text:style-name="Standard"/>
      <text:p text:style-name="Standard"/>
      <text:p text:style-name="Standard"><draw:frame draw:style-name="fr5" draw:name="Imagen2" text:anchor-type="char" svg:x="0.485cm" svg:y="0.078cm" svg:width="16.09cm" svg:height="7.691cm" draw:z-index="1"><draw:image xlink:href="Pictures/100000000000078000000438F7E0F81E719F34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3" text:anchor-type="char" svg:width="15.062cm" svg:height="11.829cm" draw:z-index="2"><draw:image xlink:href="Pictures/1000000000000780000004382B8835C5E4D8D878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Imagen4" text:anchor-type="char" svg:width="13.439cm" svg:height="10.906cm" draw:z-index="3"><draw:image xlink:href="Pictures/100000000000078000000438B158F5EB30D6CC67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5" text:anchor-type="char" svg:width="14.429cm" svg:height="12.173cm" draw:z-index="4"><draw:image xlink:href="Pictures/10000000000007800000043842D24613F5DDF1A7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n6" text:anchor-type="char" svg:width="14.709cm" svg:height="10.567cm" draw:z-index="5"><draw:image xlink:href="Pictures/10000000000007800000043886838FDB50870A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5T18:31:12.023000000</meta:creation-date>
    <dc:date>2021-06-15T20:12:59.327000000</dc:date>
    <meta:editing-duration>PT1M27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